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8.51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mensions">
      <style:table-properties table:display="true" style:writing-mode="lr-tb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9900ff" style:direction="ltr" fo:border-right="none" style:rotation-angle="0" style:rotation-align="none" style:shrink-to-fit="false" fo:border-top="0.74pt solid #9900ff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9900ff" style:diagonal-bl-tr="none" style:diagonal-tl-br="none" style:text-align-source="fix" style:repeat-content="false" fo:wrap-option="no-wrap" fo:border-left="0.74pt solid #9900ff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99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9900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 style:data-style-name="N115">
      <style:table-cell-properties fo:background-color="#fbffc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900ff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15">
      <style:table-cell-properties fo:border-bottom="0.74pt solid #99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9900ff" style:rotation-angle="0" style:rotation-align="none" style:shrink-to-fit="false" fo:border-top="0.74pt solid #9900ff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5">
      <style:table-cell-properties fo:border-bottom="0.74pt solid #9900ff" style:diagonal-bl-tr="none" style:diagonal-tl-br="none" style:text-align-source="fix" style:repeat-content="false" fo:wrap-option="no-wrap" fo:border-left="none" style:direction="ltr" fo:border-right="0.74pt solid #9900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1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1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mensions_QQ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50" table:default-cell-style-name="Default"/>
        <table:table-row table:style-name="ro1">
          <table:table-cell table:style-name="ce26"/>
          <table:table-cell table:style-name="ce27"/>
          <table:table-cell table:style-name="ce37"/>
          <table:table-cell table:style-name="ce82"/>
          <table:table-cell table:number-columns-repeated="2"/>
          <table:table-cell table:style-name="ce26" table:number-columns-repeated="20"/>
          <table:table-cell table:number-columns-repeated="38"/>
        </table:table-row>
        <table:table-row table:style-name="ro2">
          <table:table-cell table:style-name="ce73" table:number-columns-repeated="2"/>
          <table:table-cell table:style-name="ce36" table:number-columns-repeated="2"/>
          <table:table-cell table:style-name="ce73" table:number-columns-repeated="22"/>
          <table:table-cell table:number-columns-repeated="38"/>
        </table:table-row>
        <table:table-row table:style-name="ro2">
          <table:table-cell table:style-name="ce73"/>
          <table:table-cell table:style-name="ce28" office:value-type="string" calcext:value-type="string">
            <text:p>Input</text:p>
          </table:table-cell>
          <table:table-cell table:style-name="ce76" office:value-type="string" calcext:value-type="string">
            <text:p>Delta Radius</text:p>
          </table:table-cell>
          <table:table-cell table:style-name="ce76" office:value-type="string" calcext:value-type="string">
            <text:p>D0</text:p>
          </table:table-cell>
          <table:table-cell table:style-name="ce76" office:value-type="string" calcext:value-type="string">
            <text:p>Trim A</text:p>
          </table:table-cell>
          <table:table-cell table:style-name="ce76" office:value-type="string" calcext:value-type="string">
            <text:p>Trim B</text:p>
          </table:table-cell>
          <table:table-cell table:style-name="ce76" office:value-type="string" calcext:value-type="string">
            <text:p>Trim C</text:p>
          </table:table-cell>
          <table:table-cell table:style-name="ce36"/>
          <table:table-cell table:style-name="ce49" office:value-type="string" calcext:value-type="string">
            <text:p>Input:</text:p>
          </table:table-cell>
          <table:table-cell table:style-name="ce86" table:number-columns-repeated="5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29" office:value-type="string" calcext:value-type="string">
            <text:p>Current Values</text:p>
          </table:table-cell>
          <table:table-cell table:style-name="ce38" office:value-type="float" office:value="140.8" calcext:value-type="float">
            <text:p>140.800</text:p>
          </table:table-cell>
          <table:table-cell table:style-name="ce38" office:value-type="float" office:value="280" calcext:value-type="float">
            <text:p>280.000</text:p>
          </table:table-cell>
          <table:table-cell table:number-columns-repeated="3" table:style-name="ce77" office:value-type="float" office:value="0" calcext:value-type="float">
            <text:p>0.000</text:p>
          </table:table-cell>
          <table:table-cell table:style-name="ce36"/>
          <table:table-cell table:style-name="ce50" office:value-type="string" calcext:value-type="string">
            <text:p>Delta Radius</text:p>
          </table:table-cell>
          <table:table-cell table:style-name="ce54" office:value-type="string" calcext:value-type="string">
            <text:p>Your current Delta Radius (get from G33).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73"/>
          <table:table-cell table:style-name="ce36" table:number-columns-repeated="6"/>
          <table:table-cell table:style-name="ce50" office:value-type="string" calcext:value-type="string">
            <text:p>D0</text:p>
          </table:table-cell>
          <table:table-cell table:style-name="ce55" office:value-type="string" calcext:value-type="string">
            <text:p>Current Diagonal Rod Value that you are using (default: 218mm).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30" office:value-type="string" calcext:value-type="string">
            <text:p>Calibration object</text:p>
          </table:table-cell>
          <table:table-cell/>
          <table:table-cell table:style-name="ce76" office:value-type="string" calcext:value-type="string">
            <text:p>L</text:p>
          </table:table-cell>
          <table:table-cell table:style-name="ce76" office:value-type="string" calcext:value-type="string">
            <text:p>LX</text:p>
          </table:table-cell>
          <table:table-cell table:style-name="ce76" office:value-type="string" calcext:value-type="string">
            <text:p>LY</text:p>
          </table:table-cell>
          <table:table-cell table:style-name="ce76" office:value-type="string" calcext:value-type="string">
            <text:p>LZ</text:p>
          </table:table-cell>
          <table:table-cell/>
          <table:table-cell table:style-name="ce51" office:value-type="string" calcext:value-type="string">
            <text:p>Trim A/B/C </text:p>
          </table:table-cell>
          <table:table-cell table:style-name="ce56" office:value-type="string" calcext:value-type="string">
            <text:p>Any DELTA_RADIUS_TRIM_TOWER values in current configuration.h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29" office:value-type="string" calcext:value-type="string">
            <text:p>Measured Values</text:p>
          </table:table-cell>
          <table:table-cell/>
          <table:table-cell table:number-columns-repeated="4" table:style-name="ce77" office:value-type="float" office:value="60" calcext:value-type="float">
            <text:p>60.000</text:p>
          </table:table-cell>
          <table:table-cell/>
          <table:table-cell table:style-name="ce50" office:value-type="string" calcext:value-type="string">
            <text:p>L</text:p>
          </table:table-cell>
          <table:table-cell table:style-name="ce55" office:value-type="string" calcext:value-type="string">
            <text:p>Expected dimension value (default: 60mm).</text:p>
          </table:table-cell>
          <table:table-cell table:style-name="ce86" table:number-columns-repeated="2"/>
          <table:table-cell table:style-name="ce58" office:value-type="string" calcext:value-type="string">
            <text:p>Do not print a cube to calibrate a delta-printer. Print a hexagon.</text:p>
          </table:table-cell>
          <table:table-cell table:style-name="ce86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73" table:number-columns-repeated="3"/>
          <table:table-cell table:number-columns-repeated="2" table:style-name="ce73" office:value-type="float" office:value="59.95" calcext:value-type="float">
            <text:p>59.95</text:p>
          </table:table-cell>
          <table:table-cell table:style-name="ce73" office:value-type="float" office:value="60.1" calcext:value-type="float">
            <text:p>60.1</text:p>
          </table:table-cell>
          <table:table-cell table:style-name="ce73"/>
          <table:table-cell table:style-name="ce50" office:value-type="string" calcext:value-type="string">
            <text:p>LX</text:p>
          </table:table-cell>
          <table:table-cell table:style-name="ce56" office:value-type="string" calcext:value-type="string">
            <text:p>Your measurement on X tower.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31" office:value-type="string" calcext:value-type="string">
            <text:p>Output</text:p>
          </table:table-cell>
          <table:table-cell table:style-name="ce39"/>
          <table:table-cell table:style-name="ce41" office:value-type="string" calcext:value-type="string">
            <text:p>Diagonal rod</text:p>
          </table:table-cell>
          <table:table-cell table:style-name="ce41" office:value-type="string" calcext:value-type="string">
            <text:p>Trim A</text:p>
          </table:table-cell>
          <table:table-cell table:style-name="ce41" office:value-type="string" calcext:value-type="string">
            <text:p>Trim B</text:p>
          </table:table-cell>
          <table:table-cell table:style-name="ce46" office:value-type="string" calcext:value-type="string">
            <text:p>Trim C</text:p>
          </table:table-cell>
          <table:table-cell table:style-name="ce73"/>
          <table:table-cell table:style-name="ce50" office:value-type="string" calcext:value-type="string">
            <text:p>LY</text:p>
          </table:table-cell>
          <table:table-cell table:style-name="ce54" office:value-type="string" calcext:value-type="string">
            <text:p>Your measurement on Y tower.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32" office:value-type="string" calcext:value-type="string">
            <text:p>New Values</text:p>
          </table:table-cell>
          <table:table-cell table:style-name="ce40"/>
          <table:table-cell table:style-name="ce42" table:formula="of:=[.D13]" office:value-type="float" office:value="279.999999984871" calcext:value-type="float">
            <text:p>280.000</text:p>
          </table:table-cell>
          <table:table-cell table:style-name="ce42" table:formula="of:=[.E13]-[.D13]" office:value-type="float" office:value="0" calcext:value-type="float">
            <text:p>0.000</text:p>
          </table:table-cell>
          <table:table-cell table:style-name="ce42" table:formula="of:=[.F13]-[.D13]" office:value-type="float" office:value="0" calcext:value-type="float">
            <text:p>0.000</text:p>
          </table:table-cell>
          <table:table-cell table:style-name="ce47" table:formula="of:=[.G13]-[.D13]" office:value-type="float" office:value="0" calcext:value-type="float">
            <text:p>0.000</text:p>
          </table:table-cell>
          <table:table-cell table:style-name="ce73"/>
          <table:table-cell table:style-name="ce50" office:value-type="string" calcext:value-type="string">
            <text:p>LZ</text:p>
          </table:table-cell>
          <table:table-cell table:style-name="ce54" office:value-type="string" calcext:value-type="string">
            <text:p>Your measurement on Z tower.</text:p>
          </table:table-cell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3">
          <table:table-cell/>
          <table:table-cell table:style-name="ce73"/>
          <table:table-cell/>
          <table:table-cell table:style-name="ce73" table:number-columns-repeated="5"/>
          <table:table-cell table:style-name="ce21" table:number-columns-repeated="2"/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33"/>
          <table:table-cell/>
          <table:table-cell table:style-name="ce43" office:value-type="string" calcext:value-type="string">
            <text:p>D (mean)</text:p>
          </table:table-cell>
          <table:table-cell table:style-name="ce43" office:value-type="string" calcext:value-type="string">
            <text:p>Estimated Dx</text:p>
          </table:table-cell>
          <table:table-cell table:style-name="ce43" office:value-type="string" calcext:value-type="string">
            <text:p>Estimated Dy</text:p>
          </table:table-cell>
          <table:table-cell table:style-name="ce43" office:value-type="string" calcext:value-type="string">
            <text:p>Estimated Dz</text:p>
          </table:table-cell>
          <table:table-cell table:style-name="ce73"/>
          <table:table-cell table:style-name="ce18" office:value-type="string" calcext:value-type="string">
            <text:p>Auxiliary: Calculation data. Used in calculating the output.</text:p>
          </table:table-cell>
          <table:table-cell table:style-name="ce21"/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/>
          <table:table-cell table:style-name="ce34" office:value-type="string" calcext:value-type="string">
            <text:p>Marlin</text:p>
          </table:table-cell>
          <table:table-cell/>
          <table:table-cell table:style-name="ce103" table:formula="of:=([.E13]+[.F13]+[.G13])/3" office:value-type="float" office:value="279.999999984871" calcext:value-type="float">
            <text:p>280.000</text:p>
          </table:table-cell>
          <table:table-cell table:style-name="ce103" table:formula="of:=(-(32*(([.D4]+[.E4])^2 - [.C4]^2)^(5/2)*(([.D4]+[.E4])^2 - [.C4]^2 + 2*[.C4]*([.D7]/2) - ([.D7]/2)^2)^(1/2) - 6*[.C4]*([.D7]/2)^5 - 32*[.C4]^5*([.D7]/2) + 32*[.C4]^5*([.E7]/2) - 32*([.D4]+[.E4])^6 - 32*([.D4]+[.E4])^2*[.C4]^4 + 64*([.D4]+[.E4])^4*[.C4]^2 + ([.D7]/2)^6 - 18*([.D4]+[.E4])^2*([.D7]/2)^4 + 48*([.D4]+[.E4])^4*([.D7]/2)^2 - 2*([.D4]+[.E4])^2*([.E7]/2)^4 - 16*([.D4]+[.E4])^4*([.E7]/2)^2 + 26*[.C4]^2*([.D7]/2)^4 - 64*[.C4]^3*([.D7]/2)^3 + 72*[.C4]^4*([.D7]/2)^2 + 2*[.C4]^2*([.E7]/2)^4 - 8*[.C4]^3*([.E7]/2)^3 - 8*[.C4]^4*([.E7]/2)^2 + ([.D7]/2)^2*([.E7]/2)^4 - 2*([.D7]/2)^4*([.E7]/2)^2 - 136*([.D4]+[.E4])^2*[.C4]^2*([.D7]/2)^2 + 24*([.D4]+[.E4])^2*[.C4]^2*([.E7]/2)^2 + 16*([.D4]+[.E4])^2*([.D7]/2)^2*([.E7]/2)^2 - 20*[.C4]^2*([.D7]/2)^2*([.E7]/2)^2 - 96*([.D4]+[.E4])^4*[.C4]*([.D7]/2) + 32*([.D4]+[.E4])^4*[.C4]*([.E7]/2) - 2*[.C4]*([.D7]/2)*([.E7]/2)^4 + 4*[.C4]*([.D7]/2)^4*([.E7]/2) - 64*[.C4]^4*([.D7]/2)*([.E7]/2) + 32*[.C4]^2*(([.D4]+[.E4])^2 - [.C4]^2)^(3/2)*(([.D4]+[.E4])^2 - [.C4]^2 + 2*[.C4]*([.D7]/2) - ([.D7]/2)^2)^(1/2) - 32*([.D7]/2)^2*(([.D4]+[.E4])^2 - [.C4]^2)^(3/2)*(([.D4]+[.E4])^2 - [.C4]^2 + 2*[.C4]*([.D7]/2) - ([.D7]/2)^2)^(1/2) + 6*([.D7]/2)^4*(([.D4]+[.E4])^2 - [.C4]^2)^(1/2)*(([.D4]+[.E4])^2 - [.C4]^2 + 2*[.C4]*([.D7]/2) - ([.D7]/2)^2)^(1/2) + 16*([.E7]/2)^2*(([.D4]+[.E4])^2 - [.C4]^2)^(3/2)*(([.D4]+[.E4])^2 - [.C4]^2 + 2*[.C4]*([.D7]/2) - ([.D7]/2)^2)^(1/2) + 2*([.E7]/2)^4*(([.D4]+[.E4])^2 - [.C4]^2)^(1/2)*(([.D4]+[.E4])^2 - [.C4]^2 + 2*[.C4]*([.D7]/2) - ([.D7]/2)^2)^(1/2) + 72*([.D4]+[.E4])^2*[.C4]*([.D7]/2)^3 + 128*([.D4]+[.E4])^2*[.C4]^3*([.D7]/2) + 8*([.D4]+[.E4])^2*[.C4]*([.E7]/2)^3 - 64*([.D4]+[.E4])^2*[.C4]^3*([.E7]/2) - 4*[.C4]*([.D7]/2)^2*([.E7]/2)^3 + 8*[.C4]*([.D7]/2)^3*([.E7]/2)^2 + 8*[.C4]^2*([.D7]/2)*([.E7]/2)^3 - 16*[.C4]^2*([.D7]/2)^3*([.E7]/2) + 24*[.C4]^3*([.D7]/2)*([.E7]/2)^2 + 48*[.C4]^3*([.D7]/2)^2*([.E7]/2) - 24*[.C4]*([.D7]/2)^3*(([.D4]+[.E4])^2 - [.C4]^2)^(1/2)*(([.D4]+[.E4])^2 - [.C4]^2 + 2*[.C4]*([.D7]/2) - ([.D7]/2)^2)^(1/2) + 32*[.C4]^3*([.D7]/2)*(([.D4]+[.E4])^2 - [.C4]^2)^(1/2)*(([.D4]+[.E4])^2 - [.C4]^2 + 2*[.C4]*([.D7]/2) - ([.D7]/2)^2)^(1/2) - 8*[.C4]*([.E7]/2)^3*(([.D4]+[.E4])^2 - [.C4]^2)^(1/2)*(([.D4]+[.E4])^2 - [.C4]^2 + 2*[.C4]*([.D7]/2) - ([.D7]/2)^2)^(1/2) - 32*([.D4]+[.E4])^2*[.C4]*([.D7]/2)*([.E7]/2)^2 - 32*([.D4]+[.E4])^2*[.C4]*([.D7]/2)^2*([.E7]/2) + 64*([.D4]+[.E4])^2*[.C4]^2*([.D7]/2)*([.E7]/2) + 8*[.C4]^2*([.D7]/2)^2*(([.D4]+[.E4])^2 - [.C4]^2)^(1/2)*(([.D4]+[.E4])^2 - [.C4]^2 + 2*[.C4]*([.D7]/2) - ([.D7]/2)^2)^(1/2) + 8*[.C4]^2*([.E7]/2)^2*(([.D4]+[.E4])^2 - [.C4]^2)^(1/2)*(([.D4]+[.E4])^2 - [.C4]^2 + 2*[.C4]*([.D7]/2) - ([.D7]/2)^2)^(1/2) - 8*([.D7]/2)^2*([.E7]/2)^2*(([.D4]+[.E4])^2 - [.C4]^2)^(1/2)*(([.D4]+[.E4])^2 - [.C4]^2 + 2*[.C4]*([.D7]/2) - ([.D7]/2)^2)^(1/2) + 64*[.C4]*([.D7]/2)*(([.D4]+[.E4])^2 - [.C4]^2)^(3/2)*(([.D4]+[.E4])^2 - [.C4]^2 + 2*[.C4]*([.D7]/2) - ([.D7]/2)^2)^(1/2) - 32*[.C4]*([.E7]/2)*(([.D4]+[.E4])^2 - [.C4]^2)^(3/2)*(([.D4]+[.E4])^2 - [.C4]^2 + 2*[.C4]*([.D7]/2) - ([.D7]/2)^2)^(1/2) + 16*[.C4]*([.D7]/2)*([.E7]/2)^2*(([.D4]+[.E4])^2 - [.C4]^2)^(1/2)*(([.D4]+[.E4])^2 - [.C4]^2 + 2*[.C4]*([.D7]/2) - ([.D7]/2)^2)^(1/2) + 16*[.C4]*([.D7]/2)^2*([.E7]/2)*(([.D4]+[.E4])^2 - [.C4]^2)^(1/2)*(([.D4]+[.E4])^2 - [.C4]^2 + 2*[.C4]*([.D7]/2) - ([.D7]/2)^2)^(1/2) - 32*[.C4]^2*([.D7]/2)*([.E7]/2)*(([.D4]+[.E4])^2 - [.C4]^2)^(1/2)*(([.D4]+[.E4])^2 - [.C4]^2 + 2*[.C4]*([.D7]/2) - ([.D7]/2)^2)^(1/2))/(8*(([.D4]+[.E4])^2 - [.C4]^2)^2 - 8*(([.D4]+[.E4])^2 - [.C4]^2)^(3/2)*(([.D4]+[.E4])^2 - [.C4]^2 + 2*[.C4]*([.D7]/2) - ([.D7]/2)^2)^(1/2) - 4*[.C4]*([.D7]/2)^3 - 8*([.D7]/2)^2*(([.D4]+[.E4])^2 - [.C4]^2) + ([.D7]/2)^4 + 4*[.C4]^2*([.D7]/2)^2 + 4*([.D7]/2)^2*(([.D4]+[.E4])^2 - [.C4]^2)^(1/2)*(([.D4]+[.E4])^2 - [.C4]^2 + 2*[.C4]*([.D7]/2) - ([.D7]/2)^2)^(1/2) + 16*[.C4]*([.D7]/2)*(([.D4]+[.E4])^2 - [.C4]^2) - 8*[.C4]*([.D7]/2)*(([.D4]+[.E4])^2 - [.C4]^2)^(1/2)*(([.D4]+[.E4])^2 - [.C4]^2 + 2*[.C4]*([.D7]/2) - ([.D7]/2)^2)^(1/2)))^(1/2)/2" office:value-type="float" office:value="279.999999984871" calcext:value-type="float">
            <text:p>280.000</text:p>
          </table:table-cell>
          <table:table-cell table:style-name="ce103" table:formula="of:=(-(32*(([.D4]+[.F4])^2 - [.C4]^2)^(5/2)*(([.D4]+[.F4])^2 - [.C4]^2 + 2*[.C4]*([.D7]/2) - ([.D7]/2)^2)^(1/2) - 6*[.C4]*([.D7]/2)^5 - 32*[.C4]^5*([.D7]/2) + 32*[.C4]^5*([.F7]/2) - 32*([.D4]+[.F4])^6 - 32*([.D4]+[.F4])^2*[.C4]^4 + 64*([.D4]+[.F4])^4*[.C4]^2 + ([.D7]/2)^6 - 18*([.D4]+[.F4])^2*([.D7]/2)^4 + 48*([.D4]+[.F4])^4*([.D7]/2)^2 - 2*([.D4]+[.F4])^2*([.F7]/2)^4 - 16*([.D4]+[.F4])^4*([.F7]/2)^2 + 26*[.C4]^2*([.D7]/2)^4 - 64*[.C4]^3*([.D7]/2)^3 + 72*[.C4]^4*([.D7]/2)^2 + 2*[.C4]^2*([.F7]/2)^4 - 8*[.C4]^3*([.F7]/2)^3 - 8*[.C4]^4*([.F7]/2)^2 + ([.D7]/2)^2*([.F7]/2)^4 - 2*([.D7]/2)^4*([.F7]/2)^2 - 136*([.D4]+[.F4])^2*[.C4]^2*([.D7]/2)^2 + 24*([.D4]+[.F4])^2*[.C4]^2*([.F7]/2)^2 + 16*([.D4]+[.F4])^2*([.D7]/2)^2*([.F7]/2)^2 - 20*[.C4]^2*([.D7]/2)^2*([.F7]/2)^2 - 96*([.D4]+[.F4])^4*[.C4]*([.D7]/2) + 32*([.D4]+[.F4])^4*[.C4]*([.F7]/2) - 2*[.C4]*([.D7]/2)*([.F7]/2)^4 + 4*[.C4]*([.D7]/2)^4*([.F7]/2) - 64*[.C4]^4*([.D7]/2)*([.F7]/2) + 32*[.C4]^2*(([.D4]+[.F4])^2 - [.C4]^2)^(3/2)*(([.D4]+[.F4])^2 - [.C4]^2 + 2*[.C4]*([.D7]/2) - ([.D7]/2)^2)^(1/2) - 32*([.D7]/2)^2*(([.D4]+[.F4])^2 - [.C4]^2)^(3/2)*(([.D4]+[.F4])^2 - [.C4]^2 + 2*[.C4]*([.D7]/2) - ([.D7]/2)^2)^(1/2) + 6*([.D7]/2)^4*(([.D4]+[.F4])^2 - [.C4]^2)^(1/2)*(([.D4]+[.F4])^2 - [.C4]^2 + 2*[.C4]*([.D7]/2) - ([.D7]/2)^2)^(1/2) + 16*([.F7]/2)^2*(([.D4]+[.F4])^2 - [.C4]^2)^(3/2)*(([.D4]+[.F4])^2 - [.C4]^2 + 2*[.C4]*([.D7]/2) - ([.D7]/2)^2)^(1/2) + 2*([.F7]/2)^4*(([.D4]+[.F4])^2 - [.C4]^2)^(1/2)*(([.D4]+[.F4])^2 - [.C4]^2 + 2*[.C4]*([.D7]/2) - ([.D7]/2)^2)^(1/2) + 72*([.D4]+[.F4])^2*[.C4]*([.D7]/2)^3 + 128*([.D4]+[.F4])^2*[.C4]^3*([.D7]/2) + 8*([.D4]+[.F4])^2*[.C4]*([.F7]/2)^3 - 64*([.D4]+[.F4])^2*[.C4]^3*([.F7]/2) - 4*[.C4]*([.D7]/2)^2*([.F7]/2)^3 + 8*[.C4]*([.D7]/2)^3*([.F7]/2)^2 + 8*[.C4]^2*([.D7]/2)*([.F7]/2)^3 - 16*[.C4]^2*([.D7]/2)^3*([.F7]/2) + 24*[.C4]^3*([.D7]/2)*([.F7]/2)^2 + 48*[.C4]^3*([.D7]/2)^2*([.F7]/2) - 24*[.C4]*([.D7]/2)^3*(([.D4]+[.F4])^2 - [.C4]^2)^(1/2)*(([.D4]+[.F4])^2 - [.C4]^2 + 2*[.C4]*([.D7]/2) - ([.D7]/2)^2)^(1/2) + 32*[.C4]^3*([.D7]/2)*(([.D4]+[.F4])^2 - [.C4]^2)^(1/2)*(([.D4]+[.F4])^2 - [.C4]^2 + 2*[.C4]*([.D7]/2) - ([.D7]/2)^2)^(1/2) - 8*[.C4]*([.F7]/2)^3*(([.D4]+[.F4])^2 - [.C4]^2)^(1/2)*(([.D4]+[.F4])^2 - [.C4]^2 + 2*[.C4]*([.D7]/2) - ([.D7]/2)^2)^(1/2) - 32*([.D4]+[.F4])^2*[.C4]*([.D7]/2)*([.F7]/2)^2 - 32*([.D4]+[.F4])^2*[.C4]*([.D7]/2)^2*([.F7]/2) + 64*([.D4]+[.F4])^2*[.C4]^2*([.D7]/2)*([.F7]/2) + 8*[.C4]^2*([.D7]/2)^2*(([.D4]+[.F4])^2 - [.C4]^2)^(1/2)*(([.D4]+[.F4])^2 - [.C4]^2 + 2*[.C4]*([.D7]/2) - ([.D7]/2)^2)^(1/2) + 8*[.C4]^2*([.F7]/2)^2*(([.D4]+[.F4])^2 - [.C4]^2)^(1/2)*(([.D4]+[.F4])^2 - [.C4]^2 + 2*[.C4]*([.D7]/2) - ([.D7]/2)^2)^(1/2) - 8*([.D7]/2)^2*([.F7]/2)^2*(([.D4]+[.F4])^2 - [.C4]^2)^(1/2)*(([.D4]+[.F4])^2 - [.C4]^2 + 2*[.C4]*([.D7]/2) - ([.D7]/2)^2)^(1/2) + 64*[.C4]*([.D7]/2)*(([.D4]+[.F4])^2 - [.C4]^2)^(3/2)*(([.D4]+[.F4])^2 - [.C4]^2 + 2*[.C4]*([.D7]/2) - ([.D7]/2)^2)^(1/2) - 32*[.C4]*([.F7]/2)*(([.D4]+[.F4])^2 - [.C4]^2)^(3/2)*(([.D4]+[.F4])^2 - [.C4]^2 + 2*[.C4]*([.D7]/2) - ([.D7]/2)^2)^(1/2) + 16*[.C4]*([.D7]/2)*([.F7]/2)^2*(([.D4]+[.F4])^2 - [.C4]^2)^(1/2)*(([.D4]+[.F4])^2 - [.C4]^2 + 2*[.C4]*([.D7]/2) - ([.D7]/2)^2)^(1/2) + 16*[.C4]*([.D7]/2)^2*([.F7]/2)*(([.D4]+[.F4])^2 - [.C4]^2)^(1/2)*(([.D4]+[.F4])^2 - [.C4]^2 + 2*[.C4]*([.D7]/2) - ([.D7]/2)^2)^(1/2) - 32*[.C4]^2*([.D7]/2)*([.F7]/2)*(([.D4]+[.F4])^2 - [.C4]^2)^(1/2)*(([.D4]+[.F4])^2 - [.C4]^2 + 2*[.C4]*([.D7]/2) - ([.D7]/2)^2)^(1/2))/(8*(([.D4]+[.F4])^2 - [.C4]^2)^2 - 8*(([.D4]+[.F4])^2 - [.C4]^2)^(3/2)*(([.D4]+[.F4])^2 - [.C4]^2 + 2*[.C4]*([.D7]/2) - ([.D7]/2)^2)^(1/2) - 4*[.C4]*([.D7]/2)^3 - 8*([.D7]/2)^2*(([.D4]+[.F4])^2 - [.C4]^2) + ([.D7]/2)^4 + 4*[.C4]^2*([.D7]/2)^2 + 4*([.D7]/2)^2*(([.D4]+[.F4])^2 - [.C4]^2)^(1/2)*(([.D4]+[.F4])^2 - [.C4]^2 + 2*[.C4]*([.D7]/2) - ([.D7]/2)^2)^(1/2) + 16*[.C4]*([.D7]/2)*(([.D4]+[.F4])^2 - [.C4]^2) - 8*[.C4]*([.D7]/2)*(([.D4]+[.F4])^2 - [.C4]^2)^(1/2)*(([.D4]+[.F4])^2 - [.C4]^2 + 2*[.C4]*([.D7]/2) - ([.D7]/2)^2)^(1/2)))^(1/2)/2" office:value-type="float" office:value="279.999999984871" calcext:value-type="float">
            <text:p>280.000</text:p>
          </table:table-cell>
          <table:table-cell table:style-name="ce103" table:formula="of:=(-(32*(([.D4]+[.G4])^2 - [.C4]^2)^(5/2)*(([.D4]+[.G4])^2 - [.C4]^2 + 2*[.C4]*([.D7]/2) - ([.D7]/2)^2)^(1/2) - 6*[.C4]*([.D7]/2)^5 - 32*[.C4]^5*([.D7]/2) + 32*[.C4]^5*([.G7]/2) - 32*([.D4]+[.G4])^6 - 32*([.D4]+[.G4])^2*[.C4]^4 + 64*([.D4]+[.G4])^4*[.C4]^2 + ([.D7]/2)^6 - 18*([.D4]+[.G4])^2*([.D7]/2)^4 + 48*([.D4]+[.G4])^4*([.D7]/2)^2 - 2*([.D4]+[.G4])^2*([.G7]/2)^4 - 16*([.D4]+[.G4])^4*([.G7]/2)^2 + 26*[.C4]^2*([.D7]/2)^4 - 64*[.C4]^3*([.D7]/2)^3 + 72*[.C4]^4*([.D7]/2)^2 + 2*[.C4]^2*([.G7]/2)^4 - 8*[.C4]^3*([.G7]/2)^3 - 8*[.C4]^4*([.G7]/2)^2 + ([.D7]/2)^2*([.G7]/2)^4 - 2*([.D7]/2)^4*([.G7]/2)^2 - 136*([.D4]+[.G4])^2*[.C4]^2*([.D7]/2)^2 + 24*([.D4]+[.G4])^2*[.C4]^2*([.G7]/2)^2 + 16*([.D4]+[.G4])^2*([.D7]/2)^2*([.G7]/2)^2 - 20*[.C4]^2*([.D7]/2)^2*([.G7]/2)^2 - 96*([.D4]+[.G4])^4*[.C4]*([.D7]/2) + 32*([.D4]+[.G4])^4*[.C4]*([.G7]/2) - 2*[.C4]*([.D7]/2)*([.G7]/2)^4 + 4*[.C4]*([.D7]/2)^4*([.G7]/2) - 64*[.C4]^4*([.D7]/2)*([.G7]/2) + 32*[.C4]^2*(([.D4]+[.G4])^2 - [.C4]^2)^(3/2)*(([.D4]+[.G4])^2 - [.C4]^2 + 2*[.C4]*([.D7]/2) - ([.D7]/2)^2)^(1/2) - 32*([.D7]/2)^2*(([.D4]+[.G4])^2 - [.C4]^2)^(3/2)*(([.D4]+[.G4])^2 - [.C4]^2 + 2*[.C4]*([.D7]/2) - ([.D7]/2)^2)^(1/2) + 6*([.D7]/2)^4*(([.D4]+[.G4])^2 - [.C4]^2)^(1/2)*(([.D4]+[.G4])^2 - [.C4]^2 + 2*[.C4]*([.D7]/2) - ([.D7]/2)^2)^(1/2) + 16*([.G7]/2)^2*(([.D4]+[.G4])^2 - [.C4]^2)^(3/2)*(([.D4]+[.G4])^2 - [.C4]^2 + 2*[.C4]*([.D7]/2) - ([.D7]/2)^2)^(1/2) + 2*([.G7]/2)^4*(([.D4]+[.G4])^2 - [.C4]^2)^(1/2)*(([.D4]+[.G4])^2 - [.C4]^2 + 2*[.C4]*([.D7]/2) - ([.D7]/2)^2)^(1/2) + 72*([.D4]+[.G4])^2*[.C4]*([.D7]/2)^3 + 128*([.D4]+[.G4])^2*[.C4]^3*([.D7]/2) + 8*([.D4]+[.G4])^2*[.C4]*([.G7]/2)^3 - 64*([.D4]+[.G4])^2*[.C4]^3*([.G7]/2) - 4*[.C4]*([.D7]/2)^2*([.G7]/2)^3 + 8*[.C4]*([.D7]/2)^3*([.G7]/2)^2 + 8*[.C4]^2*([.D7]/2)*([.G7]/2)^3 - 16*[.C4]^2*([.D7]/2)^3*([.G7]/2) + 24*[.C4]^3*([.D7]/2)*([.G7]/2)^2 + 48*[.C4]^3*([.D7]/2)^2*([.G7]/2) - 24*[.C4]*([.D7]/2)^3*(([.D4]+[.G4])^2 - [.C4]^2)^(1/2)*(([.D4]+[.G4])^2 - [.C4]^2 + 2*[.C4]*([.D7]/2) - ([.D7]/2)^2)^(1/2) + 32*[.C4]^3*([.D7]/2)*(([.D4]+[.G4])^2 - [.C4]^2)^(1/2)*(([.D4]+[.G4])^2 - [.C4]^2 + 2*[.C4]*([.D7]/2) - ([.D7]/2)^2)^(1/2) - 8*[.C4]*([.G7]/2)^3*(([.D4]+[.G4])^2 - [.C4]^2)^(1/2)*(([.D4]+[.G4])^2 - [.C4]^2 + 2*[.C4]*([.D7]/2) - ([.D7]/2)^2)^(1/2) - 32*([.D4]+[.G4])^2*[.C4]*([.D7]/2)*([.G7]/2)^2 - 32*([.D4]+[.G4])^2*[.C4]*([.D7]/2)^2*([.G7]/2) + 64*([.D4]+[.G4])^2*[.C4]^2*([.D7]/2)*([.G7]/2) + 8*[.C4]^2*([.D7]/2)^2*(([.D4]+[.G4])^2 - [.C4]^2)^(1/2)*(([.D4]+[.G4])^2 - [.C4]^2 + 2*[.C4]*([.D7]/2) - ([.D7]/2)^2)^(1/2) + 8*[.C4]^2*([.G7]/2)^2*(([.D4]+[.G4])^2 - [.C4]^2)^(1/2)*(([.D4]+[.G4])^2 - [.C4]^2 + 2*[.C4]*([.D7]/2) - ([.D7]/2)^2)^(1/2) - 8*([.D7]/2)^2*([.G7]/2)^2*(([.D4]+[.G4])^2 - [.C4]^2)^(1/2)*(([.D4]+[.G4])^2 - [.C4]^2 + 2*[.C4]*([.D7]/2) - ([.D7]/2)^2)^(1/2) + 64*[.C4]*([.D7]/2)*(([.D4]+[.G4])^2 - [.C4]^2)^(3/2)*(([.D4]+[.G4])^2 - [.C4]^2 + 2*[.C4]*([.D7]/2) - ([.D7]/2)^2)^(1/2) - 32*[.C4]*([.G7]/2)*(([.D4]+[.G4])^2 - [.C4]^2)^(3/2)*(([.D4]+[.G4])^2 - [.C4]^2 + 2*[.C4]*([.D7]/2) - ([.D7]/2)^2)^(1/2) + 16*[.C4]*([.D7]/2)*([.G7]/2)^2*(([.D4]+[.G4])^2 - [.C4]^2)^(1/2)*(([.D4]+[.G4])^2 - [.C4]^2 + 2*[.C4]*([.D7]/2) - ([.D7]/2)^2)^(1/2) + 16*[.C4]*([.D7]/2)^2*([.G7]/2)*(([.D4]+[.G4])^2 - [.C4]^2)^(1/2)*(([.D4]+[.G4])^2 - [.C4]^2 + 2*[.C4]*([.D7]/2) - ([.D7]/2)^2)^(1/2) - 32*[.C4]^2*([.D7]/2)*([.G7]/2)*(([.D4]+[.G4])^2 - [.C4]^2)^(1/2)*(([.D4]+[.G4])^2 - [.C4]^2 + 2*[.C4]*([.D7]/2) - ([.D7]/2)^2)^(1/2))/(8*(([.D4]+[.G4])^2 - [.C4]^2)^2 - 8*(([.D4]+[.G4])^2 - [.C4]^2)^(3/2)*(([.D4]+[.G4])^2 - [.C4]^2 + 2*[.C4]*([.D7]/2) - ([.D7]/2)^2)^(1/2) - 4*[.C4]*([.D7]/2)^3 - 8*([.D7]/2)^2*(([.D4]+[.G4])^2 - [.C4]^2) + ([.D7]/2)^4 + 4*[.C4]^2*([.D7]/2)^2 + 4*([.D7]/2)^2*(([.D4]+[.G4])^2 - [.C4]^2)^(1/2)*(([.D4]+[.G4])^2 - [.C4]^2 + 2*[.C4]*([.D7]/2) - ([.D7]/2)^2)^(1/2) + 16*[.C4]*([.D7]/2)*(([.D4]+[.G4])^2 - [.C4]^2) - 8*[.C4]*([.D7]/2)*(([.D4]+[.G4])^2 - [.C4]^2)^(1/2)*(([.D4]+[.G4])^2 - [.C4]^2 + 2*[.C4]*([.D7]/2) - ([.D7]/2)^2)^(1/2)))^(1/2)/2" office:value-type="float" office:value="279.999999984871" calcext:value-type="float">
            <text:p>280.000</text:p>
          </table:table-cell>
          <table:table-cell table:style-name="ce73"/>
          <table:table-cell table:style-name="ce86"/>
          <table:table-cell table:style-name="ce57"/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 table:style-name="ce73" table:number-columns-repeated="5"/>
          <table:table-cell table:style-name="ce3"/>
          <table:table-cell table:style-name="ce73" table:number-columns-repeated="2"/>
          <table:table-cell table:style-name="ce15" office:value-type="string" calcext:value-type="string">
            <text:p>Put the values into configuration.h:</text:p>
          </table:table-cell>
          <table:table-cell table:style-name="ce21"/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1">
          <table:table-cell table:style-name="ce73"/>
          <table:table-cell table:style-name="ce35"/>
          <table:table-cell table:style-name="ce78" office:value-type="string" calcext:value-type="string">
            <text:p>Anyone can edit the yellow fields.</text:p>
          </table:table-cell>
          <table:table-cell table:style-name="ce35" table:number-columns-repeated="2"/>
          <table:table-cell table:style-name="ce3"/>
          <table:table-cell table:style-name="ce73"/>
          <table:table-cell table:style-name="ce48" office:value-type="string" calcext:value-type="string">
            <text:p>Copy --&gt;</text:p>
          </table:table-cell>
          <table:table-cell table:style-name="ce18" table:formula="of:=&quot;#define DELTA_DIAGONAL_ROD &quot;&amp;ROUND([.D10];3)" office:value-type="string" office:string-value="#define DELTA_DIAGONAL_ROD 280" calcext:value-type="string">
            <text:p>#define DELTA_DIAGONAL_ROD 280</text:p>
          </table:table-cell>
          <table:table-cell table:style-name="ce21"/>
          <table:table-cell table:style-name="ce86" table:number-columns-repeated="2"/>
          <table:table-cell table:style-name="ce87"/>
          <table:table-cell table:style-name="ce86"/>
          <table:table-cell table:style-name="ce73" table:number-columns-repeated="12"/>
          <table:table-cell table:number-columns-repeated="38"/>
        </table:table-row>
        <table:table-row table:style-name="ro2">
          <table:table-cell table:style-name="ce73"/>
          <table:table-cell table:style-name="ce36" table:number-columns-repeated="2"/>
          <table:table-cell table:style-name="ce73"/>
          <table:table-cell table:style-name="ce36"/>
          <table:table-cell table:style-name="ce3"/>
          <table:table-cell table:style-name="ce73"/>
          <table:table-cell table:style-name="ce48" office:value-type="string" calcext:value-type="string">
            <text:p>Copy --&gt;</text:p>
          </table:table-cell>
          <table:table-cell table:style-name="ce24" table:formula="of:=&quot;#define DELTA_DIAGONAL_ROD_TRIM_TOWER {&quot;&amp;ROUND([.E10];3)&amp;&quot;, &quot;&amp;ROUND([.F10];3)&amp;&quot;, &quot;&amp;ROUND([.G10];3)&amp;&quot;}&quot;" office:value-type="string" office:string-value="#define DELTA_DIAGONAL_ROD_TRIM_TOWER {0, 0, 0}" calcext:value-type="string">
            <text:p>#define DELTA_DIAGONAL_ROD_TRIM_TOWER {0, 0, 0}</text:p>
          </table:table-cell>
          <table:table-cell table:style-name="ce21"/>
          <table:table-cell table:style-name="ce86" table:number-columns-repeated="4"/>
          <table:table-cell table:style-name="ce73" table:number-columns-repeated="12"/>
          <table:table-cell table:number-columns-repeated="38"/>
        </table:table-row>
        <table:table-row table:style-name="ro2">
          <table:table-cell table:style-name="ce73" table:number-columns-repeated="5"/>
          <table:table-cell table:style-name="ce3"/>
          <table:table-cell table:style-name="ce73"/>
          <table:table-cell table:style-name="ce48"/>
          <table:table-cell table:style-name="ce21" table:number-columns-repeated="2"/>
          <table:table-cell table:style-name="ce86" table:number-columns-repeated="3"/>
          <table:table-cell table:style-name="ce21"/>
          <table:table-cell table:style-name="ce73" table:number-columns-repeated="12"/>
          <table:table-cell table:number-columns-repeated="38"/>
        </table:table-row>
        <table:table-row table:style-name="ro2">
          <table:table-cell table:style-name="ce73" table:number-columns-repeated="7"/>
          <table:table-cell table:style-name="ce48"/>
          <table:table-cell table:style-name="ce52" office:value-type="string" calcext:value-type="string">
            <text:p>Send the G-code after flashing firmware:</text:p>
          </table:table-cell>
          <table:table-cell table:style-name="ce21"/>
          <table:table-cell table:style-name="ce86" table:number-columns-repeated="3"/>
          <table:table-cell table:style-name="ce21"/>
          <table:table-cell table:style-name="ce73" table:number-columns-repeated="12"/>
          <table:table-cell table:number-columns-repeated="38"/>
        </table:table-row>
        <table:table-row table:style-name="ro2">
          <table:table-cell table:style-name="ce73" table:number-columns-repeated="7"/>
          <table:table-cell table:style-name="ce48" office:value-type="string" calcext:value-type="string">
            <text:p>Copy --&gt;</text:p>
          </table:table-cell>
          <table:table-cell table:style-name="ce53" table:formula="of:=&quot;M665 L&quot;&amp;ROUND([.D10];3)" office:value-type="string" office:string-value="M665 L280" calcext:value-type="string">
            <text:p>M665 L280</text:p>
          </table:table-cell>
          <table:table-cell table:style-name="ce21"/>
          <table:table-cell table:style-name="ce86" table:number-columns-repeated="3"/>
          <table:table-cell table:style-name="ce21"/>
          <table:table-cell table:style-name="ce73" table:number-columns-repeated="12"/>
          <table:table-cell table:number-columns-repeated="38"/>
        </table:table-row>
        <table:table-row table:style-name="ro3" table:number-rows-repeated="3">
          <table:table-cell table:style-name="ce73" table:number-columns-repeated="8"/>
          <table:table-cell table:style-name="ce21" table:number-columns-repeated="2"/>
          <table:table-cell table:style-name="ce86" table:number-columns-repeated="3"/>
          <table:table-cell table:style-name="ce21"/>
          <table:table-cell table:style-name="ce73" table:number-columns-repeated="12"/>
          <table:table-cell table:number-columns-repeated="38"/>
        </table:table-row>
        <table:table-row table:style-name="ro3" table:number-rows-repeated="8">
          <table:table-cell table:style-name="ce73" table:number-columns-repeated="26"/>
          <table:table-cell table:number-columns-repeated="38"/>
        </table:table-row>
        <table:table-row table:style-name="ro3">
          <table:table-cell table:style-name="ce73" table:number-columns-repeated="8"/>
          <table:table-cell/>
          <table:table-cell table:style-name="ce73" table:number-columns-repeated="17"/>
          <table:table-cell table:number-columns-repeated="38"/>
        </table:table-row>
        <table:table-row table:style-name="ro3">
          <table:table-cell table:style-name="ce73" table:number-columns-repeated="26"/>
          <table:table-cell table:number-columns-repeated="38"/>
        </table:table-row>
        <table:table-row table:style-name="ro2">
          <table:table-cell table:style-name="ce73" table:number-columns-repeated="4"/>
          <table:table-cell table:style-name="ce45"/>
          <table:table-cell table:style-name="ce73" table:number-columns-repeated="21"/>
          <table:table-cell table:number-columns-repeated="38"/>
        </table:table-row>
        <table:table-row table:style-name="ro3" table:number-rows-repeated="971">
          <table:table-cell table:style-name="ce73" table:number-columns-repeated="26"/>
          <table:table-cell table:number-columns-repeated="38"/>
        </table:table-row>
        <table:table-row table:style-name="ro4" table:number-rows-repeated="104757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 number:title="Défini par l'utilisateur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StealthEnd_20_5" draw:display-name="msArrowStealthEnd 5" svg:viewBox="0 0 300 300" svg:d="M150 0l150 300-150-120-150 1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2:56:07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eppers" style:display-name="PageStyle_Stepp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mensions" style:display-name="PageStyle_Dimens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rusion_20_Multiplier" style:display-name="PageStyle_Extrusion Multipli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 LibreOffice_project/49f2b1bff42cfccbd8f788c8dc32c1c309559be0</meta:generator>
    <dc:date>2022-05-06T13:01:34.103000000</dc:date>
    <meta:editing-duration>P4DT3H16M45S</meta:editing-duration>
    <meta:editing-cycles>18</meta:editing-cycles>
    <meta:document-statistic meta:table-count="1" meta:cell-count="70" meta:object-count="0"/>
  </office:meta>
</office:document-meta>
</file>